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Bitstream Vera Serif" fo:font-size="12pt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Bitstream Vera Serif" fo:font-size="12pt" fo:font-weight="bold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Bitstream Vera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style:writing-mode="lr-tb"/>
      <style:text-properties fo:color="#000000" style:text-position="0% 100%" style:font-name="Bitstream Vera Serif" fo:font-size="12pt" fo:font-style="normal" fo:text-shadow="none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1" style:writing-mode="lr-tb"/>
      <style:text-properties fo:color="#000000" style:text-position="0% 100%" style:font-name="Bitstream Vera Serif" fo:font-size="20pt" fo:font-style="normal" fo:text-shadow="none" fo:font-weight="bold" fo:background-color="transparent" style:font-size-asian="20pt" style:font-weight-asian="bold" style:font-size-complex="20pt" style:font-weight-complex="bold"/>
    </style:style>
    <style:style style:name="P6" style:family="paragraph" style:parent-style-name="Standard">
      <style:paragraph-properties style:writing-mode="lr-tb"/>
      <style:text-properties fo:color="#000000" style:text-position="0% 100%" style:font-name="Bitstream Vera Serif" fo:font-size="12pt" fo:font-style="normal" fo:text-shadow="none" fo:font-weight="normal" fo:background-color="transparent" style:font-size-asian="12pt" style:font-size-complex="12pt"/>
    </style:style>
    <style:style style:name="P7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8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9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10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11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12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13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14" style:family="paragraph" style:parent-style-name="Standard" style:list-style-name="L2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master-page-name="Standard">
      <style:paragraph-properties style:page-number="1" style:writing-mode="lr-tb"/>
    </style:style>
    <style:style style:name="P17" style:family="paragraph" style:parent-style-name="Standard" style:master-page-name="Standard">
      <style:paragraph-properties style:page-number="1"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Bitstream Vera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nt Behavior</text:p>
      <text:p text:style-name="P4"/>
      <text:p text:style-name="P4">Aspect Ratio</text:p>
      <text:p text:style-name="P6">It should not be possible to change the aspect ratio of text, or to distort the font in any way (eg, by any combination of resizes and rotations).</text:p>
      <text:p text:style-name="P1"/>
      <text:p text:style-name="P2">What sets the font size?</text:p>
      <text:list text:style-name="L1">
        <text:list-item>
          <text:p text:style-name="P7">Font sizes are proportional to (Width + Height) of the TLV<text:note text:id="ftn1" text:note-class="footnote"><text:note-citation>1</text:note-citation><text:note-body><text:p text:style-name="P16"><text:s/>In 1.4, font sizes were proportional to the W+H of the parent, so larger plots had larger fonts. We are changing this behavior for 2.0.</text:p></text:note-body></text:note>. Resizing a window will change the font size (not the aspect ratio), but resizing a plot within a window will not.<text:line-break/></text:p>
        </text:list-item>
        <text:list-item>
          <text:p text:style-name="P7">Font sizes are defined assuming the TLV has been printed or displayed at a <text:span text:style-name="T2">reference page size</text:span><text:span text:style-name="T1"><text:note text:id="ftn2" text:note-class="footnote"><text:note-citation>2</text:note-citation><text:note-body><text:p text:style-name="P16"><text:s/>In 1.4, this was set by hard coded magic numbers whose origin are now shrouded in mystery and legend.</text:p></text:note-body></text:note></text:span> which is set in the configuration dialog. So, if a TLV is displayed or printed at the reference page size, then the font size will be as requested. If the TLV is displayed or printed smaller/larger than the reference page size, then the fonts will be smaller/larger than requested.<text:line-break/></text:p>
        </text:list-item>
        <text:list-item>
          <text:p text:style-name="P7">The default reference page size should be a typical display/print size. Lets try 10cm x 7cm.<text:line-break/></text:p>
        </text:list-item>
        <text:list-item>
          <text:p text:style-name="P7">Font sizes are in double precision DTP points relative to a <text:span text:style-name="T2">reference font size</text:span><text:span text:style-name="T1"> </text:span><text:span text:style-name="T4">which is set in the configuration dialog.</text:span><text:span text:style-name="T1"> </text:span>Setting a font in a label to size 0 will cause it to be printed/displayed at the reference font size. Setting a font to size 10 will cause it to be printed 10 points larger than the reference font size.</text:p>
        </text:list-item>
      </text:list>
      <text:p text:style-name="P1"/>
      <text:list text:style-name="L1">
        <text:list-item text:start-value="1">
          <text:p text:style-name="P7">Changing the <text:span text:style-name="T1">reference font size</text:span> or the <text:span text:style-name="T1">reference page size</text:span> in the configuration dialog will cause all fonts in kst to change.<text:line-break/></text:p>
        </text:list-item>
        <text:list-item>
          <text:p text:style-name="P7">There will be a <text:span text:style-name="T3">minimum font size</text:span>, defined in <text:span text:style-name="T5">physical points</text:span> defined in the configuration dialogs. <text:s/>Fonts smaller than this will be enlarged to this size. <text:s/>The default should be 5 points. <text:s/>The goal of this is to preserve readability, even if the window is resized to tiny dimensions.<text:line-break/></text:p>
        </text:list-item>
        <text:list-item>
          <text:p text:style-name="P7">The <text:s/><text:span text:style-name="T6">minimum font size</text:span><text:span text:style-name="T7">,</text:span><text:span text:style-name="T6"> <text:s/>reference font size</text:span><text:span text:style-name="T7">, and </text:span><text:span text:style-name="T6">reference page size</text:span><text:span text:style-name="T7"> are sticky between settings, and are also stored in the kst file.</text:span></text:p>
        </text:list-item>
      </text:list>
      <text:p text:style-name="P1"/>
      <text:p text:style-name="P3">What sets the font?</text:p>
      <text:list text:style-name="L2">
        <text:list-item>
          <text:p text:style-name="P14">Fonts are selected on a per-item basis, but default to the default font defined in the configuration dialog, which defaults to the Desktop default font. 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DejaVu Sans" fo:font-size="12pt" fo:language="en" fo:country="US" style:font-name-asian="DejaVu San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Nimbus Roman No9 L" fo:font-size="9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size="12pt"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Style_20_for_20_Head_20_1" style:display-name="Numbering Style for Head 1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Bullet_20_List" style:display-name="Numbering Style for Bullet List">
      <text:list-level-style-bullet text:level="1" text:bullet-char="●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arth Netterfield</meta:initial-creator>
    <meta:creation-date>2007-07-31T10:14:46</meta:creation-date>
    <dc:date>2007-08-30T12:04:11</dc:date>
    <dc:language>en-US</dc:language>
    <meta:editing-cycles>6</meta:editing-cycles>
    <meta:editing-duration>PT28M45S</meta:editing-duration>
    <meta:user-defined meta:name="company">University of Toronto</meta:user-defined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84" meta:character-count="2122"/>
  </office:meta>
</office:document-meta>
</file>